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4D000000F6F396B0D7.png" manifest:media-type="image/png"/>
  <manifest:file-entry manifest:full-path="Pictures/1000000000000045000000856F587C46.jpg" manifest:media-type="image/jpe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Univers 45 Light" svg:font-family="'Univers 45 Light'" style:font-family-generic="roman" style:font-pitch="variable"/>
    <style:font-face style:name="Univers 45 Light1" svg:font-family="'Univers 45 Light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Text_20_body" style:master-page-name="First_20_Page">
      <style:paragraph-properties fo:margin-top="0cm" fo:margin-bottom="0cm" style:contextual-spacing="false" fo:line-height="115%" fo:text-align="justify" style:justify-single-word="false" style:page-number="auto" fo:break-before="auto" fo:break-after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es" fo:country="ES" fo:font-style="normal" style:text-underline-style="none" fo:font-weight="bold" officeooo:rsid="019c164c" officeooo:paragraph-rsid="0061edd6" style:letter-kerning="true" fo:background-color="transparent" style:font-name-asian="SimSun1" style:font-size-asian="11pt" style:language-asian="zh" style:country-asian="CN" style:font-style-asian="normal" style:font-weight-asian="bold" style:font-name-complex="Mangal1" style:font-size-complex="11pt" style:language-complex="hi" style:country-complex="IN" style:font-weight-complex="bold"/>
    </style:style>
    <style:style style:name="P2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1pt" officeooo:paragraph-rsid="004a684f" style:font-size-asian="11pt" style:font-size-complex="11pt"/>
    </style:style>
    <style:style style:name="P3" style:family="paragraph" style:parent-style-name="Text_20_body">
      <style:paragraph-properties fo:margin-top="0cm" fo:margin-bottom="0cm" style:contextual-spacing="false" fo:line-height="115%" fo:text-align="start" style:justify-single-word="false"/>
      <style:text-properties style:use-window-font-color="true" loext:opacity="0%" style:font-name="Times New Roman" fo:font-size="11pt" fo:font-weight="normal" officeooo:paragraph-rsid="0061edd6" style:font-size-asian="11pt" style:font-weight-asian="normal" style:font-size-complex="11pt" style:font-weight-complex="normal"/>
    </style:style>
    <style:style style:name="P4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1pt" officeooo:paragraph-rsid="0061edd6" style:font-size-asian="11pt" style:font-size-complex="11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officeooo:paragraph-rsid="0061edd6" style:font-name-asian="Times New Roman2" style:font-size-asian="11pt" style:font-style-asian="normal" style:font-weight-asian="bold" style:font-name-complex="Times New Roman2" style:font-size-complex="11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0" fo:widows="0" fo:text-indent="0cm" style:auto-text-indent="false" fo:padding="0cm" fo:border="none"/>
      <style:text-properties style:font-name="Times New Roman" fo:font-size="11pt" fo:font-style="normal" officeooo:paragraph-rsid="0061edd6" style:font-size-asian="11pt" style:font-style-asian="normal" style:font-size-complex="11pt" style:font-style-complex="normal"/>
    </style:style>
    <style:style style:name="P7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font-name="Times New Roman" fo:font-size="11pt" fo:font-style="normal" fo:font-weight="normal" officeooo:paragraph-rsid="0061edd6" fo:background-color="transparent" style:font-name-asian="Times New Roman2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P8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Times New Roman" fo:font-size="11pt" fo:font-style="normal" officeooo:paragraph-rsid="0061edd6" style:font-size-asian="11pt" style:font-style-asian="normal" style:font-size-complex="11pt" style:font-style-complex="normal"/>
    </style:style>
    <style:style style:name="P9" style:family="paragraph" style:parent-style-name="Standard">
      <style:paragraph-properties fo:margin-left="0cm" fo:margin-right="0.499cm" fo:margin-top="0.101cm" fo:margin-bottom="0.101cm" style:contextual-spacing="false" fo:line-height="115%" fo:text-align="center" style:justify-single-word="false" fo:orphans="0" fo:widows="0" fo:text-indent="0cm" style:auto-text-indent="false"/>
      <style:text-properties style:font-name="Times New Roman" fo:font-size="11pt" fo:font-weight="bold" officeooo:paragraph-rsid="0061edd6" style:font-size-asian="11pt" style:font-weight-asian="bold" style:font-size-complex="11pt"/>
    </style:style>
    <style:style style:name="P10" style:family="paragraph" style:parent-style-name="Standard">
      <style:paragraph-properties fo:margin-left="0cm" fo:margin-right="0.499cm" fo:margin-top="0.101cm" fo:margin-bottom="0.101cm" style:contextual-spacing="false" fo:line-height="115%" fo:text-align="justify" style:justify-single-word="false" fo:orphans="0" fo:widows="0" fo:text-indent="0cm" style:auto-text-indent="false"/>
      <style:text-properties style:font-name="Times New Roman" fo:font-size="11pt" officeooo:paragraph-rsid="0061edd6" style:font-size-asian="11pt" style:font-size-complex="11pt"/>
    </style:style>
    <style:style style:name="P11" style:family="paragraph" style:parent-style-name="Text_20_body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 loext:hyphenation-keep-line="false" style:vertical-align="baseline" style:writing-mode="lr-tb"/>
      <style:text-properties style:text-position="0% 100%" style:font-name="Times New Roman" fo:font-size="11pt" fo:font-weight="normal" officeooo:rsid="0077bb09" officeooo:paragraph-rsid="0061edd6" style:font-size-asian="11pt" style:font-weight-asian="normal" style:font-size-complex="11pt" style:font-weight-complex="normal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P12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1pt" fo:font-weight="normal" officeooo:rsid="0074ce8c" officeooo:paragraph-rsid="0061edd6" style:font-size-asian="11pt" style:font-weight-asian="normal" style:font-size-complex="11pt"/>
    </style:style>
    <style:style style:name="P13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Times New Roman" fo:font-size="11pt" officeooo:paragraph-rsid="0061edd6" style:font-size-asian="11pt" style:font-size-complex="11pt"/>
    </style:style>
    <style:style style:name="P14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1pt" fo:font-weight="bold" officeooo:paragraph-rsid="00850b81" fo:background-color="transparent" style:font-size-asian="11pt" style:font-weight-asian="bold" style:font-size-complex="11pt"/>
    </style:style>
    <style:style style:name="P15" style:family="paragraph" style:parent-style-name="Text_20_body">
      <style:paragraph-properties fo:margin-top="0cm" fo:margin-bottom="0cm" style:contextual-spacing="false" fo:line-height="115%" fo:text-align="start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officeooo:rsid="014582bc" officeooo:paragraph-rsid="00850b81" fo:background-color="transparent" style:font-size-asian="11pt" style:font-style-asian="normal" style:font-weight-asian="normal" style:font-size-complex="11pt" style:font-weight-complex="normal"/>
    </style:style>
    <style:style style:name="P16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fo:padding="0cm" fo:border="none" style:vertical-align="auto" style:writing-mode="lr-tb"/>
      <style:text-properties style:font-name="Times New Roman" fo:font-size="11pt" officeooo:paragraph-rsid="0061edd6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fo:padding="0cm" fo:border="none" style:shadow="none" style:text-autospace="none" style:punctuation-wrap="hanging" style:line-break="strict" style:vertical-align="auto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officeooo:paragraph-rsid="0061edd6" style:font-name-asian="Times New Roman2" style:font-size-asian="11pt" style:font-style-asian="normal" style:font-weight-asian="normal" style:font-name-complex="Times New Roman2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paragraph-properties fo:margin-left="0.635cm" fo:margin-right="0.621cm" fo:margin-top="0cm" fo:margin-bottom="0cm" style:contextual-spacing="false" fo:line-height="115%" fo:text-align="center" style:justify-single-word="false" fo:text-indent="0cm" style:auto-text-indent="false" fo:break-before="pag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officeooo:paragraph-rsid="0061edd6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19" style:family="paragraph" style:parent-style-name="Standard">
      <style:paragraph-properties fo:margin-left="0.635cm" fo:margin-right="0.621cm" fo:margin-top="0cm" fo:margin-bottom="0cm" style:contextual-spacing="false" fo:line-height="115%" fo:text-align="center" style:justify-single-word="false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officeooo:paragraph-rsid="0061edd6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20" style:family="paragraph" style:parent-style-name="Standard">
      <style:paragraph-properties fo:margin-top="0cm" fo:margin-bottom="0cm" style:contextual-spacing="false" fo:line-height="115%" fo:text-align="center" style:justify-single-word="false" fo:break-before="auto" fo:break-after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officeooo:paragraph-rsid="0061edd6" style:font-size-asian="11pt" style:font-style-asian="normal" style:font-weight-asian="bold" style:font-size-complex="11pt"/>
    </style:style>
    <style:style style:name="P21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Times New Roman" fo:font-size="11pt" officeooo:paragraph-rsid="0061edd6" style:font-size-asian="11pt" style:font-size-complex="11pt"/>
    </style:style>
    <style:style style:name="P22" style:family="paragraph" style:parent-style-name="Text_20_body">
      <style:paragraph-properties fo:margin-top="0cm" fo:margin-bottom="0cm" style:contextual-spacing="false" fo:line-height="115%" fo:text-align="start" style:justify-single-word="false"/>
      <style:text-properties style:use-window-font-color="true" loext:opacity="0%" style:font-name="Times New Roman" fo:font-size="11pt" fo:letter-spacing="normal" fo:font-weight="normal" officeooo:rsid="00711cfb" officeooo:paragraph-rsid="00664161" fo:background-color="transparent" style:font-size-asian="11pt" style:font-weight-asian="normal" style:font-name-complex="Times New Roman" style:font-size-complex="11pt" style:font-weight-complex="normal"/>
    </style:style>
    <style:style style:name="P23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1pt" officeooo:rsid="014c705a" officeooo:paragraph-rsid="00664161" fo:background-color="transparent" style:font-size-asian="11pt" style:font-size-complex="11pt" style:font-weight-complex="bold"/>
    </style:style>
    <style:style style:name="P24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1pt" officeooo:rsid="008d18dd" officeooo:paragraph-rsid="008d18dd" fo:background-color="transparent" style:font-size-asian="11pt" style:font-size-complex="11pt" style:font-weight-complex="bold"/>
    </style:style>
    <style:style style:name="P25" style:family="paragraph" style:parent-style-name="Standard">
      <style:paragraph-properties fo:margin-top="0.176cm" fo:margin-bottom="0.176cm" style:contextual-spacing="false" fo:line-height="0.423cm"/>
    </style:style>
    <style:style style:name="P26" style:family="paragraph" style:parent-style-name="Standard">
      <style:text-properties fo:font-size="11pt" style:font-size-asian="11pt" style:font-size-complex="11pt"/>
    </style:style>
    <style:style style:name="P27" style:family="paragraph" style:parent-style-name="Frame_20_contents">
      <style:paragraph-properties fo:text-align="center" style:justify-single-word="false"/>
    </style:style>
    <style:style style:name="P28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officeooo:rsid="00948d59"/>
    </style:style>
    <style:style style:name="T2" style:family="text">
      <style:text-properties officeooo:rsid="0097581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loext:opacity="100%"/>
    </style:style>
    <style:style style:name="T5" style:family="text">
      <style:text-properties fo:font-variant="normal" fo:text-transform="none" style:use-window-font-color="true" loext:opacity="0%" style:text-line-through-style="none" style:text-line-through-type="none" style:text-position="0% 100%" fo:language="es" fo:country="ES" style:text-underline-style="none" fo:font-weight="normal" officeooo:rsid="0030a685" style:letter-kerning="true" fo:background-color="transparent" loext:char-shading-value="0" style:font-name-asian="Times New Roman2" style:language-asian="zh" style:country-asian="CN" style:font-weight-asian="normal" style:font-name-complex="Times New Roman2" style:language-complex="hi" style:country-complex="IN" style:font-weight-complex="normal"/>
    </style:style>
    <style:style style:name="T6" style:family="text">
      <style:text-properties fo:font-weight="bold" style:font-weight-asian="bold"/>
    </style:style>
    <style:style style:name="T7" style:family="text">
      <style:text-properties fo:font-weight="normal" officeooo:rsid="0074ce8c" style:font-weight-asian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fo:language="es" fo:country="ES" fo:font-style="normal" style:text-underline-style="none" fo:font-weight="bold" officeooo:rsid="00850b81" style:letter-kerning="true" style:font-name-asian="SimSun1" style:language-asian="zh" style:country-asian="CN" style:font-style-asian="normal" style:font-weight-asian="bold" style:font-name-complex="Mangal1" style:language-complex="hi" style:country-complex="IN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fo:language="es" fo:country="ES" fo:font-style="normal" style:text-underline-style="none" fo:font-weight="bold" officeooo:rsid="00720ef3" style:letter-kerning="true" style:font-name-asian="SimSun1" style:language-asian="zh" style:country-asian="CN" style:font-style-asian="normal" style:font-weight-asian="bold" style:font-name-complex="Mangal1" style:language-complex="hi" style:country-complex="IN"/>
    </style:style>
    <style:style style:name="T10" style:family="text">
      <style:text-properties fo:font-variant="normal" fo:text-transform="none" style:use-window-font-color="true" loext:opacity="0%" style:text-line-through-style="none" style:text-line-through-type="none" style:text-position="0% 100%" fo:letter-spacing="normal" fo:language="es" fo:country="ES" fo:font-style="normal" style:text-underline-style="none" fo:font-weight="bold" officeooo:rsid="00850b81" fo:background-color="transparent" loext:char-shading-value="0" style:font-family-asian="Times, 'Times New Roman'" style:font-family-generic-asian="roman" style:font-pitch-asian="variable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1" style:family="text">
      <style:text-properties fo:font-variant="normal" fo:text-transform="none" style:use-window-font-color="true" loext:opacity="0%" style:text-line-through-style="none" style:text-line-through-type="none" style:text-position="0% 100%" fo:letter-spacing="normal" fo:language="es" fo:country="ES" fo:font-style="normal" style:text-underline-style="none" fo:font-weight="bold" officeooo:rsid="00711cfb" fo:background-color="transparent" loext:char-shading-value="0" style:font-family-asian="Times, 'Times New Roman'" style:font-family-generic-asian="roman" style:font-pitch-asian="variable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2" style:family="text">
      <style:text-properties officeooo:rsid="0098ee04"/>
    </style:style>
    <style:style style:name="T13" style:family="text">
      <style:text-properties style:use-window-font-color="true" loext:opacity="0%" fo:letter-spacing="normal" fo:font-weight="normal" officeooo:rsid="0079d6aa" fo:background-color="transparent" loext:char-shading-value="0" style:font-weight-asian="normal" style:font-name-complex="Times New Roman" style:font-weight-complex="normal"/>
    </style:style>
    <style:style style:name="T14" style:family="text">
      <style:text-properties fo:font-size="11pt" fo:language="es" fo:country="ES" style:font-size-asian="11pt" style:font-size-complex="11pt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color="#000000" loext:opacity="100%" fo:font-family="'Univers LT Std 45 Light'" style:font-family-generic="roman" style:font-pitch="variable" fo:font-size="7.5pt" officeooo:rsid="0015f541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T17" style:family="text">
      <style:text-properties fo:color="#000000" loext:opacity="100%" fo:font-family="'Univers LT Std 45 Light'" style:font-family-generic="roman" style:font-pitch="variable" fo:font-size="7.5pt" officeooo:rsid="0017d33a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T18" style:family="text">
      <style:text-properties fo:color="#000000" loext:opacity="100%" fo:font-family="'Univers LT Std 45 Light'" style:font-family-generic="roman" style:font-pitch="variable" fo:font-size="7.5pt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fr1" style:family="graphic" style:parent-style-name="Frame">
      <style:graphic-properties fo:margin-left="0.319cm" fo:margin-right="0.319cm" style:run-through="foreground" style:wrap="left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63cm" fo:padding-right="0.263cm" fo:padding-top="0.136cm" fo:padding-bottom="0.136cm" fo:border="0.51pt solid #000000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solid" draw:fill-color="#ffffff" draw:textarea-vertical-align="top" draw:auto-grow-height="true" fo:min-height="0cm" fo:min-width="0cm" fo:padding-top="0.127cm" fo:padding-bottom="0.127cm" fo:padding-left="0.254cm" fo:padding-right="0.254cm" fo:wrap-option="wrap" loext:decorative="false" fo:margin-left="0.318cm" fo:margin-right="0.335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<text:span text:style-name="T1">post_title</text:span>]</text:p>
      <text:p text:style-name="P2"/>
      <text:p text:style-name="P3">[objeto;type='textarea';title='Objeto';placeholder='Objeto de la resolución (breve)';length='<text:span text:style-name="T2">2</text:span>000';description='<text:span text:style-name="T2">Texto breve con el</text:span> objeto de la resolución']</text:p>
      <text:p text:style-name="P4"/>
      <text:p text:style-name="P5">ANTECEDENTES DE HECHO</text:p>
      <text:p text:style-name="P6"><text:span text:style-name="T3"/></text:p>
      <text:p text:style-name="P7">[antecedentes;type='html';title='Antecedentes de hecho';description='Expón los antecedentes; admite HTML para listas y párrafos largos']</text:p>
      <text:p text:style-name="P8"><text:span text:style-name="T4"/></text:p>
      <text:p text:style-name="P8">A estos hechos les son de aplicación los siguientes</text:p>
      <text:p text:style-name="P8"><text:span text:style-name="T5"/></text:p>
      <text:p text:style-name="P9">FUNDAMENTOS DE DERECHO</text:p>
      <text:p text:style-name="P10"><text:span text:style-name="T6"/></text:p>
      <text:p text:style-name="P11">[fundamentos;type='html';title='Fundamentos de derecho';description='Fundamentación jurídica; admite HTML']</text:p>
      <text:p text:style-name="P4"><text:span text:style-name="T7"/></text:p>
      <text:p text:style-name="P12">En virtud de lo expuesto anteriormente</text:p>
      <text:p text:style-name="P4"><text:span text:style-name="T7"/></text:p>
      <text:p text:style-name="P4"><text:span text:style-name="T7"/></text:p>
      <text:p text:style-name="P13"><text:span text:style-name="T8">R</text:span><text:span text:style-name="T9">ESUELVO</text:span></text:p>
      <text:p text:style-name="P14"><text:line-break/></text:p>
      <text:p text:style-name="P15">[resuelvo;type='html';title='Resolución (RESUELVO)';description='Puntos resolutivos; admite listas numeradas y párrafos']</text:p>
      <text:p text:style-name="P16"><text:span text:style-name="Fuente_20_de_20_párrafo_20_predeter."><text:span text:style-name="T10"/></text:span></text:p>
      <text:p text:style-name="P16"><text:span text:style-name="Fuente_20_de_20_párrafo_20_predeter."><text:span text:style-name="T10">E</text:span></text:span><text:span text:style-name="Fuente_20_de_20_párrafo_20_predeter."><text:span text:style-name="T11">L DIRECTOR GENERAL DE ORDENACIÓN DE LAS ENSEÑANZAS, INCLUSIÓN E INNOVACIÓN</text:span></text:span></text:p>
      <text:p text:style-name="P17">[anexos;block=begin]</text:p>
      <text:p text:style-name="P18">[anexo<text:span text:style-name="T12">s.</text:span>code;type='text';title='Código del anexo';placeholder='Anexo I']</text:p>
      <text:p text:style-name="P19"/>
      <text:p text:style-name="P20">[anexo<text:span text:style-name="T12">s.</text:span>title;type='text';title='Título del anexo';placeholder='FINALIDAD, OBJETIVOS...']</text:p>
      <text:p text:style-name="P21"><text:span text:style-name="T13"/></text:p>
      <text:p text:style-name="P22">[anexo<text:span text:style-name="T12">s.</text:span>summary;type='html';title='Resumen/Introducción';description='Texto introductorio; admite HTML']</text:p>
      <text:p text:style-name="P23">[anexos;block=end]</text:p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Univers 45 Light" svg:font-family="'Univers 45 Light'" style:font-family-generic="roman" style:font-pitch="variable"/>
    <style:font-face style:name="Univers 45 Light1" svg:font-family="'Univers 45 Light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SimSun" style:font-size-asian="10pt" style:language-asian="es" style:country-asian="ES" style:font-name-complex="Mangal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es" fo:country="ES" style:letter-kerning="false" style:font-name-asian="SimSun" style:font-size-asian="10pt" style:language-asian="es" style:country-asian="ES" style:font-name-complex="Mangal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 loext:hyphenation-keep-line="false" style:vertical-align="baseline" style:writing-mode="lr-tb"/>
      <style:text-properties fo:font-size="12pt" style:letter-kerning="tru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_20__28_user_29_" style:next-style-name="Text_20_body_20__28_user_29_" style:class="chapter">
      <style:paragraph-properties fo:margin-top="0.423cm" fo:margin-bottom="0.212cm" style:contextual-spacing="false" fo:keep-with-next="always"/>
      <style:text-properties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class="chapter">
      <style:paragraph-properties fo:margin-top="0.423cm" fo:margin-bottom="0.106cm" style:contextual-spacing="false" fo:keep-with-next="always"/>
      <style:text-properties fo:font-variant="small-caps" fo:color="#003366" loext:opacity="100%" fo:font-size="14pt" fo:font-weight="bold" style:font-size-asian="14pt" style:font-weight-asian="bold" style:font-size-complex="16pt" style:font-weight-complex="bold"/>
    </style:style>
    <style:style style:name="Heading_20_2" style:display-name="Heading 2" style:family="paragraph" style:parent-style-name="Standard_20__28_user_29_" style:next-style-name="Standard_20__28_user_29_" style:default-outline-level="2" style:class="chapter">
      <style:paragraph-properties fo:margin-top="0.423cm" fo:margin-bottom="0.106cm" style:contextual-spacing="false" fo:keep-with-next="always"/>
      <style:text-properties fo:font-variant="small-caps" fo:color="#003366" loext:opacity="100%" fo:font-weight="bold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class="chapter">
      <style:paragraph-properties fo:margin-top="0.423cm" fo:margin-bottom="0.106cm" style:contextual-spacing="false" fo:keep-with-next="always"/>
      <style:text-properties fo:color="#003366" loext:opacity="100%" fo:font-weight="bold" style:font-weight-asian="bold" style:font-size-complex="13pt" style:font-weight-complex="bold"/>
    </style:style>
    <style:style style:name="Heading_20_4" style:display-name="Heading 4" style:family="paragraph" style:parent-style-name="Standard_20__28_user_29_" style:next-style-name="Standard_20__28_user_29_" style:default-outline-level="4" style:class="chapter">
      <style:paragraph-properties fo:margin-top="0.423cm" fo:margin-bottom="0.106cm" style:contextual-spacing="false" fo:keep-with-next="always"/>
      <style:text-properties style:font-name="Times New Roman1" fo:font-family="'Times New Roman'" style:font-family-generic="swiss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_20__28_user_29_" style:next-style-name="Standard_20__28_user_29_" style:default-outline-level="5" style:class="chapter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_20__28_user_29_" style:next-style-name="Standard_20__28_user_29_" style:default-outline-level="6" style:class="chapter">
      <style:paragraph-properties fo:margin-top="0.423cm" fo:margin-bottom="0.106cm" style:contextual-spacing="false"/>
      <style:text-properties style:font-name="Times New Roman1" fo:font-family="'Times New Roman'" style:font-family-generic="swiss" style:font-pitch="variable" fo:font-size="11pt" fo:font-weight="bold" style:font-size-asian="11pt" style:font-weight-asian="bold" style:font-name-complex="Times New Roman2" style:font-family-complex="'Times New Roman'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_20__28_user_29_" style:next-style-name="Standard_20__28_user_29_" style:default-outline-level="7" style:class="chapter">
      <style:paragraph-properties fo:margin-top="0.423cm" fo:margin-bottom="0.106cm" style:contextual-spacing="false"/>
      <style:text-properties style:font-name="Times New Roman1" fo:font-family="'Times New Roman'" style:font-family-generic="swiss" style:font-pitch="variable" fo:font-size="12pt" style:font-size-asian="12pt" style:font-name-complex="Times New Roman2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_20__28_user_29_" style:next-style-name="Standard_20__28_user_29_" style:default-outline-level="8" style:class="chapter">
      <style:paragraph-properties fo:margin-top="0.423cm" fo:margin-bottom="0.106cm" style:contextual-spacing="false"/>
      <style:text-properties style:font-name="Times New Roman1" fo:font-family="'Times New Roman'" style:font-family-generic="swiss" style:font-pitch="variable" fo:font-size="12pt" fo:font-style="italic" style:font-size-asian="12pt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Heading_20_9" style:display-name="Heading 9" style:family="paragraph" style:parent-style-name="Standard_20__28_user_29_" style:next-style-name="Standard_20__28_user_29_" style:default-outline-level="9" style:class="chapter">
      <style:paragraph-properties fo:margin-top="0.423cm" fo:margin-bottom="0.106cm" style:contextual-spacing="false"/>
      <style:text-properties fo:font-size="11pt" style:font-size-asian="11pt" style:font-size-complex="11pt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vertical-align="baseline" style:writing-mode="lr-tb"/>
      <style:text-properties style:font-name="Arial" fo:font-family="Arial" style:font-family-generic="roman" style:font-pitch="variable" style:letter-kerning="true" style:font-name-asian="Times New Roman2" style:font-family-asian="'Times New Roman'" style:font-family-generic-asian="system" style:font-pitch-asian="variable" style:language-asian="zh" style:country-asian="CN" style:font-name-complex="Arial1" style:font-family-complex="Arial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12cm" style:contextual-spacing="false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_20__28_user_29_" style:class="extra"/>
    <style:style style:name="Footer" style:family="paragraph" style:parent-style-name="Standard_20__28_user_29_" style:class="extra"/>
    <style:style style:name="List_20_Paragraph" style:display-name="List Paragraph" style:family="paragraph" style:parent-style-name="Standard_20__28_user_29_">
      <style:paragraph-properties fo:margin-left="1.249cm" fo:margin-right="0cm" fo:text-indent="0cm" style:auto-text-indent="false"/>
    </style:style>
    <style:style style:name="justificado" style:family="paragraph" style:parent-style-name="Standard_20__28_user_29_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vertical-align="baseline" style:writing-mode="lr-tb"/>
      <style:text-properties style:font-name="Calibri" fo:font-family="Calibri" style:font-family-generic="roman" style:font-pitch="variable" fo:font-size="11pt" style:letter-kerning="tru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_20__28_user_29_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orphans="2" fo:widows="2" fo:hyphenation-ladder-count="no-limit" fo:hyphenation-keep="auto" loext:hyphenation-keep-type="column" loext:hyphenation-keep-line="false" style:vertical-align="auto"/>
      <style:text-properties style:letter-kerning="false" style:font-name-asian="Times New Roman2" style:font-family-asian="'Times New Roman'" style:font-family-generic-asian="system" style:font-pitch-asian="variable" style:language-asian="es" style:country-asian="ES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Default_20_Paragraph_20_Font" style:display-name="Default Paragraph Font" style:family="text"/>
    <style:style style:name="WW8Num1z0" style:family="text">
      <style:text-properties style:font-name="Trebuchet MS" fo:font-family="'Trebuchet MS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0" style:family="text"/>
    <style:style style:name="WW8Num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0" style:family="text"/>
    <style:style style:name="WW8Num6z0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8z1" style:family="text"/>
    <style:style style:name="WW8Num8z2" style:family="text">
      <style:text-properties style:font-name="Wingdings" fo:font-family="Wingdings" style:font-family-generic="roman" style:font-pitch="variable" fo:font-size="10pt" style:font-size-asian="10pt" style:font-name-complex="Wingdings1" style:font-family-complex="Wingdings" style:font-family-generic-complex="system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1z1" style:family="text">
      <style:text-properties style:font-name="Courier New" fo:font-family="'Courier New'" style:font-family-generic="roman" style:font-pitch="variable" style:font-name-complex="Trebuchet MS1" style:font-family-complex="'Trebuchet MS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2z0" style:family="text"/>
    <style:style style:name="WW8Num13z0" style:family="text"/>
    <style:style style:name="WW8Num14z0" style:family="text"/>
    <style:style style:name="WW8Num15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7z0" style:family="text"/>
    <style:style style:name="WW8Num18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page_20_number" style:display-name="page number" style:family="text" style:parent-style-name="Default_20_Paragraph_20_Font"/>
    <style:style style:name="Título_20_1_20_Car" style:display-name="Título 1 Car" style:family="text">
      <style:text-properties fo:font-variant="small-caps" fo:color="#003366" loext:opacity="100%" style:font-name="Arial" fo:font-family="Arial" style:font-family-generic="roman" style:font-pitch="variable" fo:font-size="14pt" fo:language="es" fo:country="ES" fo:font-weight="bold" style:letter-kerning="true" style:font-size-asian="14pt" style:font-weight-asian="bold" style:font-name-complex="Arial1" style:font-family-complex="Arial" style:font-family-generic-complex="system" style:font-pitch-complex="variable" style:font-size-complex="16pt" style:language-complex="ar" style:country-complex="SA" style:font-weight-complex="bold"/>
    </style:style>
    <style:style style:name="Internet_20_link_20__28_user_29_" style:display-name="Internet link (user)" style:family="text">
      <style:text-properties fo:color="#0000ff" loext:opacity="100%" style:text-underline-style="solid" style:text-underline-width="auto" style:text-underline-color="font-color"/>
    </style:style>
    <style:style style:name="verdana" style:family="text" style:parent-style-name="Default_20_Paragraph_20_Font"/>
    <style:style style:name="Sin_20_espaciado_20_Car" style:display-name="Sin espaciado Car" style:family="text">
      <style:text-properties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Pie_20_de_20_página_20_Car" style:display-name="Pie de página Car" style:family="text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 style:font-size-complex="12pt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74" style:display-name="ListLabel 74" style:family="text"/>
    <style:style style:name="ListLabel_20_75" style:display-name="ListLabel 7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Trebuchet MS1" style:font-family-complex="'Trebuchet MS'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Trebuchet MS1" style:font-family-complex="'Trebuchet MS'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Trebuchet MS1" style:font-family-complex="'Trebuchet MS'" style:font-family-generic-complex="system" style:font-pitch-complex="variable"/>
    </style:style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-complex="Symbol1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6" style:display-name="ListLabel 166" style:family="text">
      <style:text-properties style:font-name-complex="Symbol1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-complex="Wingdings1" style:font-family-complex="Wingdings" style:font-family-generic-complex="system" style:font-pitch-complex="variable"/>
    </style:style>
    <style:style style:name="ListLabel_20_169" style:display-name="ListLabel 169" style:family="text">
      <style:text-properties style:font-name-complex="Symbol1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>
      <style:text-properties style:font-name-complex="Wingdings1" style:font-family-complex="Wingdings" style:font-family-generic-complex="system" style:font-pitch-complex="variable"/>
    </style:style>
    <style:style style:name="Fuente_20_de_20_párrafo_20_predeter." style:display-name="Fuente de párrafo predeter.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ternet_20_link_20__28_WW_29_" style:display-name="Internet link (WW)" style:family="text">
      <style:text-properties fo:color="#0000ff" loext:opacity="100%" style:text-underline-style="solid" style:text-underline-width="auto" style:text-underline-color="font-color"/>
    </style:style>
    <style:style style:name="Footnote_20_Characters" style:display-name="Footnote Characters" style:family="text"/>
    <style:style style:name="Endnote_20_Characters" style:display-name="Endnote Characters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Page_20_Number" style:display-name="Page Number" style:family="text" style:parent-style-name="Fuente_20_de_20_párrafo_20_predeter.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508cm"/>
        </style:list-level-properties>
        <style:text-properties fo:font-family="'Trebuchet MS'" style:font-style-name="Normal" style:font-family-generic="swiss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77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04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31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58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85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12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39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66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48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648cm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41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299cm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5.188cm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6.077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966cm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855cm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87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74" loext:num-list-format="%2%.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110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11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112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11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11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11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11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11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19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ListLabel_20_12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2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ListLabel_20_12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2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2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2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2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128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29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130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13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13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13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13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13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155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56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157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15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15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16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16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16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72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3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ListLabel_20_174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75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ListLabel_20_17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7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7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7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8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currency-style style:name="N114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4P0"/>
    </number:currency-style>
    <number:number-style style:name="N115">
      <number:number number:decimal-places="0" number:min-decimal-places="0" number:min-integer-digits="2"/>
    </number:number-style>
    <number:number-style style:name="N116">
      <number:number number:decimal-places="0" number:min-decimal-places="0" number:min-integer-digits="1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percentage-style style:name="N118">
      <number:number number:decimal-places="2" number:min-decimal-places="2" number:min-integer-digits="1"/>
      <number:text> %</number:text>
    </number:percentage-style>
    <number:currency-style style:name="N120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20P0"/>
    </number:currency-style>
    <number:number-style style:name="N124P0" style:volatile="true">
      <number:number number:decimal-places="2" number:min-decimal-places="2" number:min-integer-digits="1" number:grouping="true"/>
      <number:text> € </number:text>
    </number:number-style>
    <number:number-style style:name="N124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4P2" style:volatile="true">
      <number:text>-</number:text>
      <number:number number:decimal-places="0" number:min-decimal-places="0" number:min-integer-digits="0"/>
      <number:text>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9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9P0"/>
    </number:currency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percentage-style style:name="N133">
      <number:number number:decimal-places="1" number:min-decimal-places="1" number:min-integer-digits="1"/>
      <number:text>%</number:text>
    </number:percentage-style>
    <number:currency-style style:name="N134">
      <number:number number:decimal-places="0" number:min-decimal-places="0" number:min-integer-digits="1" number:grouping="true"/>
      <number:text> </number:text>
      <number:currency-symbol number:language="ar">€</number:currency-symbol>
    </number:currency-style>
    <number:number-style style:name="N135">
      <number:number number:decimal-places="0" number:min-decimal-places="0" number:min-integer-digits="5"/>
    </number:number-style>
    <number:currency-style style:name="N136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percentage-style style:name="N137">
      <number:number number:decimal-places="0" number:min-decimal-places="0" number:min-integer-digits="1"/>
      <number:text> %</number:text>
    </number:percentage-style>
    <number:currency-style style:name="N139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39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39P0"/>
    </number:currency-style>
    <number:number-style style:name="N142P0" style:volatile="true">
      <number:text> </number:text>
      <number:fill-character> </number:fill-character>
      <number:number number:decimal-places="4" number:min-decimal-places="4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4" number:min-decimal-places="4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fill-character> </number:fill-character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46">
      <number:text> </number:text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2" number:min-decimal-places="2" number:min-integer-digits="1" number:grouping="true"/>
      <number:text>€</number:text>
    </number:number-style>
    <number:number-style style:name="N148">
      <number:number number:decimal-places="4" number:min-decimal-places="4" number:min-integer-digits="1"/>
    </number:number-style>
    <number:percentage-style style:name="N149">
      <number:number number:decimal-places="0" number:min-decimal-places="0" number:min-integer-digits="1"/>
      <number:text>%</number:text>
    </number:percentage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number:number-style style:name="N151">
      <number:number number:decimal-places="2" number:min-decimal-places="2" number:min-integer-digits="1" number:grouping="true"/>
      <number:text>  </number:text>
    </number:number-style>
    <number:currency-style style:name="N153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53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53P0"/>
    </number:currency-style>
    <number:number-style style:name="N154">
      <number:number number:decimal-places="3" number:min-decimal-places="3" number:min-integer-digits="1"/>
    </number:number-style>
    <number:number-style style:name="N155">
      <number:number number:decimal-places="3" number:min-decimal-places="3" number:min-integer-digits="1" number:grouping="true"/>
    </number:number-style>
    <number:currency-style style:name="N157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57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57P0"/>
    </number:currency-style>
    <number:currency-style style:name="N158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5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58P0"/>
    </number:currency-style>
    <number:currency-style style:name="N160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60"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60P0"/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currency-style style:name="N10114P0" style:volatile="true" number:language="es" number:country="ES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14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14P0"/>
    </number:currency-style>
    <number:date-style style:name="N10115" number:language="es" number:country="ES">
      <number:day/>
      <number:text> de </number:text>
      <number:month number:style="long" number:textual="true"/>
      <number:text> de </number:text>
      <number:year number:style="long"/>
    </number:date-style>
    <number:date-style style:name="N20129" number:language="en" number:country="US">
      <number:day/>
      <number:text> de </number:text>
      <number:month number:style="long" number:textual="true"/>
      <number:text> de 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Standard">
      <style:paragraph-properties fo:margin-top="0.176cm" fo:margin-bottom="0.176cm" style:contextual-spacing="false" fo:line-height="0.423cm"/>
    </style:style>
    <style:style style:name="MP3" style:family="paragraph" style:parent-style-name="Standard">
      <style:text-properties fo:font-size="11pt" style:font-size-asian="11pt" style:font-size-complex="11pt"/>
    </style:style>
    <style:style style:name="MP4" style:family="paragraph" style:parent-style-name="Footer">
      <style:paragraph-properties fo:text-align="end" style:justify-single-word="false"/>
      <style:text-properties style:font-name="Univers 45 Light" style:font-name-complex="Univers 45 Light1" style:font-size-complex="10pt"/>
    </style:style>
    <style:style style:name="MP5" style:family="paragraph" style:parent-style-name="Header">
      <style:paragraph-properties>
        <style:tab-stops>
          <style:tab-stop style:position="1.249cm"/>
          <style:tab-stop style:position="3.281cm"/>
          <style:tab-stop style:position="6.16cm"/>
        </style:tab-stops>
      </style:paragraph-properties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>
      <loext:graphic-properties draw:fill="solid" draw:fill-color="#ffffff"/>
      <style:paragraph-properties fo:text-align="start"/>
      <style:text-properties fo:font-size="18pt"/>
    </style:style>
    <style:style style:name="MP8" style:family="paragraph" style:parent-style-name="Footer">
      <style:paragraph-properties fo:text-align="end" style:justify-single-word="false"/>
      <style:text-properties style:font-name="Calibri Light" style:font-name-complex="Calibri Light1"/>
    </style:style>
    <style:style style:name="MT1" style:family="text">
      <style:text-properties fo:font-size="11pt" fo:language="es" fo:country="ES" style:font-size-asian="11pt" style:font-size-complex="11pt"/>
    </style:style>
    <style:style style:name="MT2" style:family="text">
      <style:text-properties fo:font-size="11pt" style:font-size-asian="11pt" style:font-size-complex="11pt"/>
    </style:style>
    <style:style style:name="MT3" style:family="text">
      <style:text-properties fo:color="#000000" loext:opacity="100%" fo:font-family="'Univers LT Std 45 Light'" style:font-family-generic="roman" style:font-pitch="variable" fo:font-size="7.5pt" officeooo:rsid="0015f541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MT4" style:family="text">
      <style:text-properties fo:color="#000000" loext:opacity="100%" fo:font-family="'Univers LT Std 45 Light'" style:font-family-generic="roman" style:font-pitch="variable" fo:font-size="7.5pt" officeooo:rsid="0017d33a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MT5" style:family="text">
      <style:text-properties fo:color="#000000" loext:opacity="100%" fo:font-family="'Univers LT Std 45 Light'" style:font-family-generic="roman" style:font-pitch="variable" fo:font-size="7.5pt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MT6" style:family="text">
      <style:text-properties style:font-name="Calibri" style:font-name-complex="Calibri1"/>
    </style:style>
    <style:style style:name="Mfr1" style:family="graphic" style:parent-style-name="Frame">
      <style:graphic-properties fo:margin-left="0.319cm" fo:margin-right="0.319cm" style:run-through="foreground" style:wrap="left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63cm" fo:padding-right="0.263cm" fo:padding-top="0.136cm" fo:padding-bottom="0.136cm" fo:border="0.51pt solid #000000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cm" draw:fill="solid" draw:fill-color="#ffffff" draw:textarea-vertical-align="top" draw:auto-grow-height="true" fo:min-height="0cm" fo:min-width="0cm" fo:padding-top="0.127cm" fo:padding-bottom="0.127cm" fo:padding-left="0.254cm" fo:padding-right="0.254cm" fo:wrap-option="wrap" loext:decorative="false" fo:margin-left="0.318cm" fo:margin-right="0.335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4.3cm" fo:margin-left="2cm" fo:margin-right="2cm" style:writing-mode="lr-tb" style:layout-grid-color="#c0c0c0" style:layout-grid-lines="231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Marco3" text:anchor-type="char" svg:x="11.973cm" svg:y="0.584cm" svg:width="2.565cm" svg:height="0.977cm" draw:z-index="3"><draw:text-box><text:p text:style-name="MP2"><text:span text:style-name="MT1">Folio </text:span><text:span text:style-name="Page_20_Number"><text:span text:style-name="MT2"><text:page-number text:select-page="current">2</text:page-number></text:span></text:span><text:span text:style-name="Page_20_Number"><text:span text:style-name="MT2">/</text:span></text:span><text:span text:style-name="Page_20_Number"><text:span text:style-name="MT2"><text:page-count style:num-format="1">2</text:page-count></text:span></text:span></text:p><text:p text:style-name="MP3"/></draw:text-box></draw:frame><draw:frame draw:style-name="Mfr2" draw:name="Imagen 6" text:anchor-type="as-char" svg:width="0.794cm" svg:height="1.503cm" draw:z-index="4"><draw:image xlink:href="Pictures/1000000000000045000000856F587C46.jpg" xlink:type="simple" xlink:show="embed" xlink:actuate="onLoad" draw:mime-type="image/jpeg"/></draw:frame></text:p>
      </style:header>
      <style:footer>
        <text:p text:style-name="MP4"/>
        <text:p text:style-name="Footer"/>
      </style:footer>
    </style:master-page>
    <style:master-page style:name="First_20_Page" style:display-name="First Page" style:page-layout-name="Mpm1" draw:style-name="Mdp1" style:next-style-name="Standard">
      <style:header>
        <text:p text:style-name="MP5"><draw:custom-shape text:anchor-type="char" draw:z-index="1" draw:name="Cuadro de texto 5" draw:style-name="Mgr1" draw:text-style-name="MP7" svg:width="1.574cm" svg:height="29.692cm" svg:x="-1.418cm" svg:y="-2.249cm"><text:p text:style-name="MP6"><text:bookmark-start text:name="__DdeLink__1949_740795211"/><text:span text:style-name="MT3">Avenida Buenos Aires 3-5, Edificio </text:span><text:span text:style-name="MT4">Usos Múltiples III</text:span><text:span text:style-name="MT3">, 4ª planta</text:span><text:span text:style-name="MT5"> <text:s/>| CP </text:span><text:span text:style-name="MT3">38071 </text:span><text:span text:style-name="MT5">Santa Cruz de Tenerife <text:s/>| <text:s/>Tfno: 922 </text:span><text:span text:style-name="MT3">42 35 00</text:span><text:span text:style-name="MT5"> <text:s/></text:span></text:p><text:p text:style-name="MP6"><text:span text:style-name="MT3">Calle Granadera Canaria 2, Edificio Granadera Canaria, 1ª planta</text:span><text:span text:style-name="MT5"> <text:s/>| <text:s/>CP </text:span><text:span text:style-name="MT3">35071</text:span><text:span text:style-name="MT5"> Las Palmas de Gran Canaria <text:s/>| <text:s/>Tfno: 928 </text:span><text:span text:style-name="MT3">45 54 00</text:span><text:bookmark-end text:name="__DdeLink__1949_740795211"/></text:p><draw:enhanced-geometry draw:mirror-horizontal="false" draw:mirror-vertical="false" svg:viewBox="0 0 0 0" draw:text-areas="0 0 ?f3 ?f2" draw:text-rotate-angle="-27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3" draw:name="Imagen 1" text:anchor-type="char" svg:x="-0.263cm" svg:y="0.355cm" svg:width="9.701cm" svg:height="2.152cm" draw:z-index="0"><draw:image xlink:href="Pictures/100000010000044D000000F6F396B0D7.png" xlink:type="simple" xlink:show="embed" xlink:actuate="onLoad" draw:mime-type="image/png"/><svg:desc>Forma

Descripción generada automáticamente con confianza media</svg:desc></draw:frame><text:tab/><text:tab/><text:tab/><draw:frame draw:style-name="Mfr1" draw:name="Marco2" text:anchor-type="char" svg:x="11.973cm" svg:y="0.584cm" svg:width="2.565cm" svg:height="0.977cm" draw:z-index="5"><draw:text-box><text:p text:style-name="MP2"><text:span text:style-name="MT1">Folio </text:span><text:span text:style-name="Page_20_Number"><text:span text:style-name="MT2"><text:page-number text:select-page="current">1</text:page-number></text:span></text:span><text:span text:style-name="Page_20_Number"><text:span text:style-name="MT2">/</text:span></text:span><text:span text:style-name="Page_20_Number"><text:span text:style-name="MT2"><text:page-count style:num-format="1">2</text:page-count></text:span></text:span></text:p><text:p text:style-name="MP3"/></draw:text-box></draw:frame><text:span text:style-name="MT6"/></text:p>
      </style:header>
      <style:footer>
        <text:p text:style-name="MP8"/>
      </style:footer>
    </style:master-page>
    <style:master-page style:name="HTML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84</meta:editing-cycles>
    <meta:creation-date>2023-08-01T08:14:21.289000000</meta:creation-date>
    <dc:date>2025-12-01T22:34:13.631291000</dc:date>
    <meta:editing-duration>P1DT56M13S</meta:editing-duration>
    <meta:generator>LibreOffice/25.8.3.2$MacOSX_AARCH64 LibreOffice_project/8ca8d55c161d602844f5428fa4b58097424e324e</meta:generator>
    <meta:print-date>2025-09-29T09:13:10.314000000</meta:print-date>
    <meta:printed-by>Archivos PDF</meta:printed-by>
    <meta:document-statistic meta:table-count="0" meta:image-count="2" meta:object-count="0" meta:page-count="2" meta:paragraph-count="23" meta:word-count="136" meta:character-count="1323" meta:non-whitespace-character-count="1194"/>
    <meta:user-defined meta:name="AppVersion">16.0000</meta:user-defined>
    <meta:template xlink:type="simple" xlink:actuate="onRequest" xlink:title="hoja_a4.dotx" xlink:href=""/>
  </office:meta>
</office:document-meta>
</file>